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1e82d3" officeooo:paragraph-rsid="001e82d3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normal" officeooo:rsid="0024b4da" officeooo:paragraph-rsid="0024b4d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officeooo:rsid="002954d3" officeooo:paragraph-rsid="002954d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2ad3e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2e4051" officeooo:paragraph-rsid="002e405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24b4da" officeooo:paragraph-rsid="002e405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font-weight="bold" officeooo:paragraph-rsid="002e8e5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officeooo:rsid="002954d3" officeooo:paragraph-rsid="002954d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rsid="001d2876" officeooo:paragraph-rsid="001d2876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d2876" officeooo:paragraph-rsid="001e82d3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e82d3" officeooo:paragraph-rsid="00388dd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4b4da" officeooo:paragraph-rsid="00388dd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4b4da" officeooo:paragraph-rsid="002ad3e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4b4da" officeooo:paragraph-rsid="0024b4d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ad3ed" officeooo:paragraph-rsid="002ad3e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4b4da" officeooo:paragraph-rsid="0024b4d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ad3ed" officeooo:paragraph-rsid="002ad3e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e8e58" officeooo:paragraph-rsid="002e8e5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officeooo:paragraph-rsid="002e4051" style:font-size-asian="14pt" style:font-size-complex="14pt"/>
    </style:style>
    <style:style style:name="T1" style:family="text">
      <style:text-properties officeooo:rsid="001e82d3"/>
    </style:style>
    <style:style style:name="T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24b4da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2e4051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2f4d2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Times New Roman" fo:font-size="12pt" fo:letter-spacing="normal" fo:font-weight="normal" officeooo:rsid="0024b4da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Times New Roman" fo:font-size="10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loext:opacity="100%" style:font-name="Times New Roman" fo:letter-spacing="normal" fo:font-style="normal" fo:font-weight="normal" officeooo:rsid="0024b4da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Times New Roman" fo:letter-spacing="normal" fo:font-style="normal" fo:font-weight="normal" officeooo:rsid="002f4d20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Times New Roman" fo:letter-spacing="normal" fo:font-style="normal" fo:font-weight="normal" officeooo:rsid="002e4051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Times New Roman" fo:letter-spacing="normal" fo:font-weight="normal" officeooo:rsid="0024b4da" style:font-weight-asian="normal" style:font-weight-complex="normal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officeooo:rsid="00388dd8"/>
    </style:style>
    <style:style style:name="T14" style:family="text">
      <style:text-properties style:font-name="Times New Roman" fo:font-weight="bold" officeooo:rsid="0024b4da" style:font-weight-asian="bold" style:font-weight-complex="bold"/>
    </style:style>
    <style:style style:name="T15" style:family="text">
      <style:text-properties officeooo:rsid="001ea0e4"/>
    </style:style>
    <style:style style:name="T16" style:family="text">
      <style:text-properties officeooo:rsid="002954d3"/>
    </style:style>
    <style:style style:name="T17" style:family="text">
      <style:text-properties officeooo:rsid="002ad3ed"/>
    </style:style>
    <style:style style:name="T18" style:family="text">
      <style:text-properties officeooo:rsid="002c44ba"/>
    </style:style>
    <style:style style:name="T19" style:family="text">
      <style:text-properties fo:color="#000000" loext:opacity="100%" style:font-name="Times New Roman" fo:font-size="12pt" fo:font-weight="normal" officeooo:rsid="0024b4da" style:font-size-asian="12pt" style:font-weight-asian="normal" style:font-size-complex="12pt" style:font-weight-complex="normal"/>
    </style:style>
    <style:style style:name="T20" style:family="text">
      <style:text-properties fo:color="#000000" loext:opacity="100%" style:font-name="Times New Roman" fo:font-weight="bold" style:font-weight-asian="bold" style:font-weight-complex="bold"/>
    </style:style>
    <style:style style:name="T21" style:family="text">
      <style:text-properties fo:color="#000000" loext:opacity="100%" style:font-name="Times New Roman" fo:font-weight="bold" officeooo:rsid="002954d3" style:font-weight-asian="bold" style:font-weight-complex="bold"/>
    </style:style>
    <style:style style:name="T22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00" loext:opacity="100%" style:font-name="Times New Roman" fo:font-size="14pt" fo:font-weight="bold" officeooo:rsid="002954d3" style:font-size-asian="14pt" style:font-weight-asian="bold" style:font-size-complex="14pt" style:font-weight-complex="bold"/>
    </style:style>
    <style:style style:name="T24" style:family="text">
      <style:text-properties fo:color="#000000" loext:opacity="100%" style:font-name="Times New Roman" fo:font-weight="normal" officeooo:rsid="0024b4da" style:font-weight-asian="normal" style:font-weight-complex="normal"/>
    </style:style>
    <style:style style:name="T25" style:family="text">
      <style:text-properties officeooo:rsid="002e4051"/>
    </style:style>
    <style:style style:name="T26" style:family="text">
      <style:text-properties officeooo:rsid="002e8e58"/>
    </style:style>
    <style:style style:name="T27" style:family="text">
      <style:text-properties officeooo:rsid="00388dd8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ależ zacząć od tego iż layout sklepu jest już stary i w porównaniu z obecnymi sklepami internetowymi nie wygląda dobrze. Wersja na komputery i laptopy nie zawiera wielu błędów jednak wersja na mniejsze urządzenia ma ich już wile i łatwo je zauważyć i to nie tylko dla programisty ale <text:s/>również dla klienta. </text:p>
      <text:p text:style-name="P9"/>
      <text:p text:style-name="P11">- <text:span text:style-name="T15">w paru miejscach mamy wyrazy w języku angielski</text:span><text:span text:style-name="T27">m</text:span></text:p>
      <text:p text:style-name="P11">- <text:span text:style-name="T27">menu nie jest responsywne</text:span></text:p>
      <text:p text:style-name="P11">- <text:span text:style-name="T27">wiele elementów nie wyświetla się poprawnie w wersji na urządzenia mobilne</text:span></text:p>
      <text:p text:style-name="P12">- <text:span text:style-name="T27">z</text:span>aznaczając metodę płatności nie widać czy się ją wybrało czy nie. Przydała by się jakaś klasa dla wybranego elementu która np. doda jakiś kolorowy border.</text:p>
      <text:p text:style-name="P9"/>
      <text:p text:style-name="P9">Kontakt </text:p>
      <text:p text:style-name="P9"/>
      <text:p text:style-name="P10">Walidacja input e mail jest ok lecz obydwa inputy nie maja właściwości requiere co powoduje możliwość wysłania pustej wiadomości. <text:span text:style-name="T1">Brakuje również kodów CAPTCHA w celu zapobiegnięcia np. atakom typu Ddos. </text:span></text:p>
      <text:p text:style-name="P1"><text:s/></text:p>
      <text:p text:style-name="P8"><text:span text:style-name="T28">Wydajność i ładowanie strony</text:span></text:p>
      <text:p text:style-name="P3"><text:s/></text:p>
      <text:p text:style-name="P4"><text:span text:style-name="T14">- </text:span><text:span text:style-name="T23">należy ograniczyć nie używany Java Script </text:span><text:span text:style-name="T7">i opóźnij ładowanie skryptów do momentu, aż będą wymagane.</text:span><text:span text:style-name="T22"> </text:span></text:p>
      <text:p text:style-name="P13"/>
      <text:p text:style-name="P19"><text:span text:style-name="T8">Dobr</text:span><text:span text:style-name="T9">e </text:span><text:span text:style-name="T8">rozwiązanie </text:span><text:span text:style-name="T10">to </text:span><text:span text:style-name="T8">ograniczenie liczby </text:span><text:span text:style-name="T24">wtyczek WordPressa</text:span><text:span text:style-name="T11"> </text:span><text:span text:style-name="T8">wczytujących na stronie nieużywany kod JavaScript albo zmiana tych wtyczek na inne. Aby zidentyfikować wtyczki, które dodają nieistotny kod JS </text:span><text:span text:style-name="T10">należy uruchomić odpowiednie narzędzie <text:s/>w Chrome DevTools :</text:span></text:p>
      <text:p text:style-name="P5"/>
      <text:p text:style-name="P5">https://developer.chrome.com/docs/devtools/coverage/?utm_source=lighthouse&amp;utm_medium=lr</text:p>
      <text:p text:style-name="P6"/>
      <text:p text:style-name="P19"><text:span text:style-name="T8">Moż</text:span><text:span text:style-name="T10">na </text:span><text:span text:style-name="T8">zidentyfikować taki motyw/wtyczkę w adresie URL skryptu, </text:span><text:span text:style-name="T10">to</text:span><text:span text:style-name="T8"> </text:span><text:span text:style-name="T10">w</text:span><text:span text:style-name="T8">tycz</text:span><text:span text:style-name="T10">ki</text:span><text:span text:style-name="T8"> które mają na liście wiele skryptów z dużą ilością czerwonego koloru w. Wtyczka powinna umieszczać skrypt w kolejce, tylko jeśli rzeczywiście jest on używany na stronie.</text:span><text:span text:style-name="T24"> </text:span></text:p>
      <text:p text:style-name="P13"/>
      <text:p text:style-name="P16">- <text:span text:style-name="T16">należy </text:span><text:span text:style-name="T17">odłożyć ładowanie obrazków poza ekranem za pomocą odpowiednich wtyczek </text:span><text:span text:style-name="T25">LazyLoad</text:span><text:span text:style-name="T17">:</text:span></text:p>
      <text:p text:style-name="P16"/>
      <text:p text:style-name="P2"><text:a xlink:type="simple" xlink:href="https://wordpress.org/plugins/search/lazy+load/" text:style-name="Internet_20_link" text:visited-style-name="Visited_20_Internet_20_Link"><text:span text:style-name="T29">https://wordpress.org/plugins/search/lazy+load/</text:span></text:a></text:p>
      <text:p text:style-name="P13"/>
      <text:p text:style-name="P17">- należy używać nowoczesnych formatów plików graficznych takich jak WebP i AVIF</text:p>
      <text:p text:style-name="P17"/>
      <text:p text:style-name="P15">Wtyczka Performance Lab automatycznie konwertuje przesłane pliki w formacie jpeg i png na format WebP : <text:s/>https://wordpress.org/plugins/performance-lab/</text:p>
      <text:p text:style-name="P15"><text:soft-page-break/></text:p>
      <text:p text:style-name="P15"/>
      <text:p text:style-name="P16">- <text:span text:style-name="T17">należy wyeliminować zasoby które blokują </text:span><text:span text:style-name="T18">pierwsze </text:span><text:span text:style-name="T17">renderowanie np. za pomocą odpowiednich wtyczek:</text:span></text:p>
      <text:p text:style-name="P14"/>
      <text:p text:style-name="P2"><text:a xlink:type="simple" xlink:href="https://wordpress.org/plugins/search/critical+css/" text:style-name="Internet_20_link" text:visited-style-name="Visited_20_Internet_20_Link"><text:span text:style-name="T29">https://wordpress.org/plugins/search/critical+css/</text:span></text:a></text:p>
      <text:p text:style-name="P14"/>
      <text:p text:style-name="P14">https://wordpress.org/plugins/search/defer+css+javascript/</text:p>
      <text:p text:style-name="P14"/>
      <text:p text:style-name="P14">https://developer.chrome.com/docs/lighthouse/performance/render-blocking-resources/?utm_source=lighthouse&amp;utm_medium=lr</text:p>
      <text:p text:style-name="P14"/>
      <text:p text:style-name="P18">- należy ograniczyć kod z poza witryny który spowalnia ładowanie strony</text:p>
      <text:p text:style-name="P18"/>
      <text:p text:style-name="P7"><text:span text:style-name="T26">- <text:s/></text:span><text:span text:style-name="T12">nagłówk</text:span><text:span text:style-name="T13">i</text:span><text:span text:style-name="T12"> nie pojawiają się w kolejności malejącej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30T15:55:29.934000000</meta:creation-date>
    <dc:date>2023-08-03T14:39:51.743000000</dc:date>
    <meta:editing-duration>PT1H18M39S</meta:editing-duration>
    <meta:editing-cycles>6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4" meta:word-count="304" meta:character-count="2373" meta:non-whitespace-character-count="2079"/>
  </office:meta>
</office:document-meta>
</file>